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5cc3"/>
    </style:style>
    <style:style style:name="P2" style:family="paragraph" style:parent-style-name="Standard">
      <style:text-properties officeooo:rsid="001beac0" officeooo:paragraph-rsid="001beac0"/>
    </style:style>
    <style:style style:name="T1" style:family="text">
      <style:text-properties officeooo:rsid="00195c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ODO: similar as <text:line-break/><text:a xlink:type="simple" xlink:href="https://consensus.app/results/?q=football%20team%20performance" text:style-name="Internet_20_link" text:visited-style-name="Visited_20_Internet_20_Link">https://consensus.app/results/?q=football%20team%20performance</text:a></text:p>
      <text:p text:style-name="P2"/>
      <text:p text:style-name="P1"><text:span text:style-name="T1">Resources</text:span></text:p>
      <text:p text:style-name="P1"><text:line-break/><text:a xlink:type="simple" xlink:href="https://www.semanticscholar.org/paper/Physical-Performance-Indicators-and-Team-Success-in-Chmura-Oliva-Lozano/facb7462dd048a133a490ecfb14b187cb8eb61c8" text:style-name="Internet_20_link" text:visited-style-name="Visited_20_Internet_20_Link">https://www.semanticscholar.org/paper/Physical-Performance-Indicators-and-Team-Success-in-Chmura-Oliva-Lozano/facb7462dd048a133a490ecfb14b187cb8eb61c8</text:a></text:p>
      <text:p text:style-name="P1"/>
      <text:p text:style-name="P1">https://pubmed.ncbi.nlm.nih.gov/36157961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9T22:54:02.876575373</meta:creation-date>
    <dc:date>2023-01-09T22:55:20.780286220</dc:date>
    <meta:editing-duration>PT1M1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4" meta:word-count="7" meta:character-count="281" meta:non-whitespace-character-count="276"/>
  </office:meta>
</office:document-meta>
</file>